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lculate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R25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">
          <table:table-cell office:value-type="string">
            <text:p>T (°C)</text:p>
          </table:table-cell>
          <table:table-cell office:value-type="string">
            <text:p>RT/R25</text:p>
          </table:table-cell>
          <table:table-cell office:value-type="string">
            <text:p>RT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56.26">
            <text:p>56,26</text:p>
          </table:table-cell>
          <table:table-cell table:formula="of:=ROUND([.B3]*[.$B$1];0)" office:value-type="float" office:value="84390">
            <text:p>84390</text:p>
          </table:table-cell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41.21">
            <text:p>41,21</text:p>
          </table:table-cell>
          <table:table-cell table:formula="of:=ROUND([.B4]*[.$B$1];0)" office:value-type="float" office:value="61815">
            <text:p>61815</text:p>
          </table:table-cell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30.47">
            <text:p>30,47</text:p>
          </table:table-cell>
          <table:table-cell table:formula="of:=ROUND([.B5]*[.$B$1];0)" office:value-type="float" office:value="45705">
            <text:p>45705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22.73">
            <text:p>22,73</text:p>
          </table:table-cell>
          <table:table-cell table:formula="of:=ROUND([.B6]*[.$B$1];0)" office:value-type="float" office:value="34095">
            <text:p>34095</text:p>
          </table:table-cell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17.11">
            <text:p>17,11</text:p>
          </table:table-cell>
          <table:table-cell table:formula="of:=ROUND([.B7]*[.$B$1];0)" office:value-type="float" office:value="25665">
            <text:p>25665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2.98">
            <text:p>12,98</text:p>
          </table:table-cell>
          <table:table-cell table:formula="of:=ROUND([.B8]*[.$B$1];0)" office:value-type="float" office:value="19470">
            <text:p>1947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9.93">
            <text:p>9,93</text:p>
          </table:table-cell>
          <table:table-cell table:formula="of:=ROUND([.B9]*[.$B$1];0)" office:value-type="float" office:value="14895">
            <text:p>14895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7.654">
            <text:p>7,654</text:p>
          </table:table-cell>
          <table:table-cell table:formula="of:=ROUND([.B10]*[.$B$1];0)" office:value-type="float" office:value="11481">
            <text:p>11481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5.945">
            <text:p>5,945</text:p>
          </table:table-cell>
          <table:table-cell table:formula="of:=ROUND([.B11]*[.$B$1];0)" office:value-type="float" office:value="8918">
            <text:p>8918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4.65">
            <text:p>4,65</text:p>
          </table:table-cell>
          <table:table-cell table:formula="of:=ROUND([.B12]*[.$B$1];0)" office:value-type="float" office:value="6975">
            <text:p>6975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3.663">
            <text:p>3,663</text:p>
          </table:table-cell>
          <table:table-cell table:formula="of:=ROUND([.B13]*[.$B$1];0)" office:value-type="float" office:value="5495">
            <text:p>549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905">
            <text:p>2,905</text:p>
          </table:table-cell>
          <table:table-cell table:formula="of:=ROUND([.B14]*[.$B$1];0)" office:value-type="float" office:value="4358">
            <text:p>43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319">
            <text:p>2,319</text:p>
          </table:table-cell>
          <table:table-cell table:formula="of:=ROUND([.B15]*[.$B$1];0)" office:value-type="float" office:value="3479">
            <text:p>34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862">
            <text:p>1,862</text:p>
          </table:table-cell>
          <table:table-cell table:formula="of:=ROUND([.B16]*[.$B$1];0)" office:value-type="float" office:value="2793">
            <text:p>279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505">
            <text:p>1,505</text:p>
          </table:table-cell>
          <table:table-cell table:formula="of:=ROUND([.B17]*[.$B$1];0)" office:value-type="float" office:value="2258">
            <text:p>225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223">
            <text:p>1,223</text:p>
          </table:table-cell>
          <table:table-cell table:formula="of:=ROUND([.B18]*[.$B$1];0)" office:value-type="float" office:value="1835">
            <text:p>183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ROUND([.B19]*[.$B$1];0)" office:value-type="float" office:value="1500">
            <text:p>15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219">
            <text:p>0,8219</text:p>
          </table:table-cell>
          <table:table-cell table:formula="of:=ROUND([.B20]*[.$B$1];0)" office:value-type="float" office:value="1233">
            <text:p>123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6792">
            <text:p>0,6792</text:p>
          </table:table-cell>
          <table:table-cell table:formula="of:=ROUND([.B21]*[.$B$1];0)" office:value-type="float" office:value="1019">
            <text:p>101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5641">
            <text:p>0,5641</text:p>
          </table:table-cell>
          <table:table-cell table:formula="of:=ROUND([.B22]*[.$B$1];0)" office:value-type="float" office:value="846">
            <text:p>84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4708">
            <text:p>0,4708</text:p>
          </table:table-cell>
          <table:table-cell table:formula="of:=ROUND([.B23]*[.$B$1];0)" office:value-type="float" office:value="706">
            <text:p>70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949">
            <text:p>0,3949</text:p>
          </table:table-cell>
          <table:table-cell table:formula="of:=ROUND([.B24]*[.$B$1];0)" office:value-type="float" office:value="592">
            <text:p>59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3327">
            <text:p>0,3327</text:p>
          </table:table-cell>
          <table:table-cell table:formula="of:=ROUND([.B25]*[.$B$1];0)" office:value-type="float" office:value="499">
            <text:p>49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2816">
            <text:p>0,2816</text:p>
          </table:table-cell>
          <table:table-cell table:formula="of:=ROUND([.B26]*[.$B$1];0)" office:value-type="float" office:value="422">
            <text:p>42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2393">
            <text:p>0,2393</text:p>
          </table:table-cell>
          <table:table-cell table:formula="of:=ROUND([.B27]*[.$B$1];0)" office:value-type="float" office:value="359">
            <text:p>35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2043">
            <text:p>0,2043</text:p>
          </table:table-cell>
          <table:table-cell table:formula="of:=ROUND([.B28]*[.$B$1];0)" office:value-type="float" office:value="306">
            <text:p>30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751">
            <text:p>0,1751</text:p>
          </table:table-cell>
          <table:table-cell table:formula="of:=ROUND([.B29]*[.$B$1];0)" office:value-type="float" office:value="263">
            <text:p>26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507">
            <text:p>0,1507</text:p>
          </table:table-cell>
          <table:table-cell table:formula="of:=ROUND([.B30]*[.$B$1];0)" office:value-type="float" office:value="226">
            <text:p>22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301">
            <text:p>0,1301</text:p>
          </table:table-cell>
          <table:table-cell table:formula="of:=ROUND([.B31]*[.$B$1];0)" office:value-type="float" office:value="195">
            <text:p>19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128">
            <text:p>0,1128</text:p>
          </table:table-cell>
          <table:table-cell table:formula="of:=ROUND([.B32]*[.$B$1];0)" office:value-type="float" office:value="169">
            <text:p>16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9812">
            <text:p>0,09812</text:p>
          </table:table-cell>
          <table:table-cell table:formula="of:=ROUND([.B33]*[.$B$1];0)" office:value-type="float" office:value="147">
            <text:p>14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8565">
            <text:p>0,08565</text:p>
          </table:table-cell>
          <table:table-cell table:formula="of:=ROUND([.B34]*[.$B$1];0)" office:value-type="float" office:value="128">
            <text:p>12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7502">
            <text:p>0,07502</text:p>
          </table:table-cell>
          <table:table-cell table:formula="of:=ROUND([.B35]*[.$B$1];0)" office:value-type="float" office:value="113">
            <text:p>11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6592">
            <text:p>0,06592</text:p>
          </table:table-cell>
          <table:table-cell table:formula="of:=ROUND([.B36]*[.$B$1];0)" office:value-type="float" office:value="99">
            <text:p>9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581">
            <text:p>0,0581</text:p>
          </table:table-cell>
          <table:table-cell table:formula="of:=ROUND([.B37]*[.$B$1];0)" office:value-type="float" office:value="87">
            <text:p>8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5137">
            <text:p>0,05137</text:p>
          </table:table-cell>
          <table:table-cell table:formula="of:=ROUND([.B38]*[.$B$1];0)" office:value-type="float" office:value="77">
            <text:p>7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04555">
            <text:p>0,04555</text:p>
          </table:table-cell>
          <table:table-cell table:formula="of:=ROUND([.B39]*[.$B$1];0)" office:value-type="float" office:value="68">
            <text:p>6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405">
            <text:p>0,0405</text:p>
          </table:table-cell>
          <table:table-cell table:formula="of:=ROUND([.B40]*[.$B$1];0)" office:value-type="float" office:value="61">
            <text:p>6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3611">
            <text:p>0,03611</text:p>
          </table:table-cell>
          <table:table-cell table:formula="of:=ROUND([.B41]*[.$B$1];0)" office:value-type="float" office:value="54">
            <text:p>5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229">
            <text:p>0,03229</text:p>
          </table:table-cell>
          <table:table-cell table:formula="of:=ROUND([.B42]*[.$B$1];0)" office:value-type="float" office:value="48">
            <text:p>4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2894">
            <text:p>0,02894</text:p>
          </table:table-cell>
          <table:table-cell table:formula="of:=ROUND([.B43]*[.$B$1];0)" office:value-type="float" office:value="43">
            <text:p>4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26">
            <text:p>0,026</text:p>
          </table:table-cell>
          <table:table-cell table:formula="of:=ROUND([.B44]*[.$B$1];0)" office:value-type="float" office:value="39">
            <text:p>39</text:p>
          </table:table-cell>
        </table:table-row>
        <table:table-row table:style-name="ro1" table:number-rows-repeated="104853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sv" table:style-name="ta1">
        <table:table-column table:style-name="co2" table:number-columns-repeated="2" table:default-cell-style-name="Default"/>
        <table:table-row table:style-name="ro1">
          <table:table-cell table:formula="of:=[$Calculate.$A$3]" office:value-type="float" office:value="-55">
            <text:p>-55</text:p>
          </table:table-cell>
          <table:table-cell table:formula="of:=[$Calculate.$C$3]" office:value-type="float" office:value="84390">
            <text:p>84390</text:p>
          </table:table-cell>
        </table:table-row>
        <table:table-row table:style-name="ro1">
          <table:table-cell table:formula="of:=[$Calculate.$A$4]" office:value-type="float" office:value="-50">
            <text:p>-50</text:p>
          </table:table-cell>
          <table:table-cell table:formula="of:=[$Calculate.$C$4]" office:value-type="float" office:value="61815">
            <text:p>61815</text:p>
          </table:table-cell>
        </table:table-row>
        <table:table-row table:style-name="ro1">
          <table:table-cell table:formula="of:=[$Calculate.$A$5]" office:value-type="float" office:value="-45">
            <text:p>-45</text:p>
          </table:table-cell>
          <table:table-cell table:formula="of:=[$Calculate.$C$5]" office:value-type="float" office:value="45705">
            <text:p>45705</text:p>
          </table:table-cell>
        </table:table-row>
        <table:table-row table:style-name="ro1">
          <table:table-cell table:formula="of:=[$Calculate.$A$6]" office:value-type="float" office:value="-40">
            <text:p>-40</text:p>
          </table:table-cell>
          <table:table-cell table:formula="of:=[$Calculate.$C$6]" office:value-type="float" office:value="34095">
            <text:p>34095</text:p>
          </table:table-cell>
        </table:table-row>
        <table:table-row table:style-name="ro1">
          <table:table-cell table:formula="of:=[$Calculate.$A$7]" office:value-type="float" office:value="-35">
            <text:p>-35</text:p>
          </table:table-cell>
          <table:table-cell table:formula="of:=[$Calculate.$C$7]" office:value-type="float" office:value="25665">
            <text:p>25665</text:p>
          </table:table-cell>
        </table:table-row>
        <table:table-row table:style-name="ro1">
          <table:table-cell table:formula="of:=[$Calculate.$A$8]" office:value-type="float" office:value="-30">
            <text:p>-30</text:p>
          </table:table-cell>
          <table:table-cell table:formula="of:=[$Calculate.$C$8]" office:value-type="float" office:value="19470">
            <text:p>19470</text:p>
          </table:table-cell>
        </table:table-row>
        <table:table-row table:style-name="ro1">
          <table:table-cell table:formula="of:=[$Calculate.$A$9]" office:value-type="float" office:value="-25">
            <text:p>-25</text:p>
          </table:table-cell>
          <table:table-cell table:formula="of:=[$Calculate.$C$9]" office:value-type="float" office:value="14895">
            <text:p>14895</text:p>
          </table:table-cell>
        </table:table-row>
        <table:table-row table:style-name="ro1">
          <table:table-cell table:formula="of:=[$Calculate.$A$10]" office:value-type="float" office:value="-20">
            <text:p>-20</text:p>
          </table:table-cell>
          <table:table-cell table:formula="of:=[$Calculate.$C$10]" office:value-type="float" office:value="11481">
            <text:p>11481</text:p>
          </table:table-cell>
        </table:table-row>
        <table:table-row table:style-name="ro1">
          <table:table-cell table:formula="of:=[$Calculate.$A$11]" office:value-type="float" office:value="-15">
            <text:p>-15</text:p>
          </table:table-cell>
          <table:table-cell table:formula="of:=[$Calculate.$C$11]" office:value-type="float" office:value="8918">
            <text:p>8918</text:p>
          </table:table-cell>
        </table:table-row>
        <table:table-row table:style-name="ro1">
          <table:table-cell table:formula="of:=[$Calculate.$A$12]" office:value-type="float" office:value="-10">
            <text:p>-10</text:p>
          </table:table-cell>
          <table:table-cell table:formula="of:=[$Calculate.$C$12]" office:value-type="float" office:value="6975">
            <text:p>6975</text:p>
          </table:table-cell>
        </table:table-row>
        <table:table-row table:style-name="ro1">
          <table:table-cell table:formula="of:=[$Calculate.$A$13]" office:value-type="float" office:value="-5">
            <text:p>-5</text:p>
          </table:table-cell>
          <table:table-cell table:formula="of:=[$Calculate.$C$13]" office:value-type="float" office:value="5495">
            <text:p>5495</text:p>
          </table:table-cell>
        </table:table-row>
        <table:table-row table:style-name="ro1">
          <table:table-cell table:formula="of:=[$Calculate.$A$14]" office:value-type="float" office:value="0">
            <text:p>0</text:p>
          </table:table-cell>
          <table:table-cell table:formula="of:=[$Calculate.$C$14]" office:value-type="float" office:value="4358">
            <text:p>4358</text:p>
          </table:table-cell>
        </table:table-row>
        <table:table-row table:style-name="ro1">
          <table:table-cell table:formula="of:=[$Calculate.$A$15]" office:value-type="float" office:value="5">
            <text:p>5</text:p>
          </table:table-cell>
          <table:table-cell table:formula="of:=[$Calculate.$C$15]" office:value-type="float" office:value="3479">
            <text:p>3479</text:p>
          </table:table-cell>
        </table:table-row>
        <table:table-row table:style-name="ro1">
          <table:table-cell table:formula="of:=[$Calculate.$A$16]" office:value-type="float" office:value="10">
            <text:p>10</text:p>
          </table:table-cell>
          <table:table-cell table:formula="of:=[$Calculate.$C$16]" office:value-type="float" office:value="2793">
            <text:p>2793</text:p>
          </table:table-cell>
        </table:table-row>
        <table:table-row table:style-name="ro1">
          <table:table-cell table:formula="of:=[$Calculate.$A$17]" office:value-type="float" office:value="15">
            <text:p>15</text:p>
          </table:table-cell>
          <table:table-cell table:formula="of:=[$Calculate.$C$17]" office:value-type="float" office:value="2258">
            <text:p>2258</text:p>
          </table:table-cell>
        </table:table-row>
        <table:table-row table:style-name="ro1">
          <table:table-cell table:formula="of:=[$Calculate.$A$18]" office:value-type="float" office:value="20">
            <text:p>20</text:p>
          </table:table-cell>
          <table:table-cell table:formula="of:=[$Calculate.$C$18]" office:value-type="float" office:value="1835">
            <text:p>1835</text:p>
          </table:table-cell>
        </table:table-row>
        <table:table-row table:style-name="ro1">
          <table:table-cell table:formula="of:=[$Calculate.$A$19]" office:value-type="float" office:value="25">
            <text:p>25</text:p>
          </table:table-cell>
          <table:table-cell table:formula="of:=[$Calculate.$C$19]" office:value-type="float" office:value="1500">
            <text:p>1500</text:p>
          </table:table-cell>
        </table:table-row>
        <table:table-row table:style-name="ro1">
          <table:table-cell table:formula="of:=[$Calculate.$A$20]" office:value-type="float" office:value="30">
            <text:p>30</text:p>
          </table:table-cell>
          <table:table-cell table:formula="of:=[$Calculate.$C$20]" office:value-type="float" office:value="1233">
            <text:p>1233</text:p>
          </table:table-cell>
        </table:table-row>
        <table:table-row table:style-name="ro1">
          <table:table-cell table:formula="of:=[$Calculate.$A$21]" office:value-type="float" office:value="35">
            <text:p>35</text:p>
          </table:table-cell>
          <table:table-cell table:formula="of:=[$Calculate.$C$21]" office:value-type="float" office:value="1019">
            <text:p>1019</text:p>
          </table:table-cell>
        </table:table-row>
        <table:table-row table:style-name="ro1">
          <table:table-cell table:formula="of:=[$Calculate.$A$22]" office:value-type="float" office:value="40">
            <text:p>40</text:p>
          </table:table-cell>
          <table:table-cell table:formula="of:=[$Calculate.$C$22]" office:value-type="float" office:value="846">
            <text:p>846</text:p>
          </table:table-cell>
        </table:table-row>
        <table:table-row table:style-name="ro1">
          <table:table-cell table:formula="of:=[$Calculate.$A$23]" office:value-type="float" office:value="45">
            <text:p>45</text:p>
          </table:table-cell>
          <table:table-cell table:formula="of:=[$Calculate.$C$23]" office:value-type="float" office:value="706">
            <text:p>706</text:p>
          </table:table-cell>
        </table:table-row>
        <table:table-row table:style-name="ro1">
          <table:table-cell table:formula="of:=[$Calculate.$A$24]" office:value-type="float" office:value="50">
            <text:p>50</text:p>
          </table:table-cell>
          <table:table-cell table:formula="of:=[$Calculate.$C$24]" office:value-type="float" office:value="592">
            <text:p>592</text:p>
          </table:table-cell>
        </table:table-row>
        <table:table-row table:style-name="ro1">
          <table:table-cell table:formula="of:=[$Calculate.$A$25]" office:value-type="float" office:value="55">
            <text:p>55</text:p>
          </table:table-cell>
          <table:table-cell table:formula="of:=[$Calculate.$C$25]" office:value-type="float" office:value="499">
            <text:p>499</text:p>
          </table:table-cell>
        </table:table-row>
        <table:table-row table:style-name="ro1">
          <table:table-cell table:formula="of:=[$Calculate.$A$26]" office:value-type="float" office:value="60">
            <text:p>60</text:p>
          </table:table-cell>
          <table:table-cell table:formula="of:=[$Calculate.$C$26]" office:value-type="float" office:value="422">
            <text:p>422</text:p>
          </table:table-cell>
        </table:table-row>
        <table:table-row table:style-name="ro1">
          <table:table-cell table:formula="of:=[$Calculate.$A$27]" office:value-type="float" office:value="65">
            <text:p>65</text:p>
          </table:table-cell>
          <table:table-cell table:formula="of:=[$Calculate.$C$27]" office:value-type="float" office:value="359">
            <text:p>359</text:p>
          </table:table-cell>
        </table:table-row>
        <table:table-row table:style-name="ro1">
          <table:table-cell table:formula="of:=[$Calculate.$A$28]" office:value-type="float" office:value="70">
            <text:p>70</text:p>
          </table:table-cell>
          <table:table-cell table:formula="of:=[$Calculate.$C$28]" office:value-type="float" office:value="306">
            <text:p>306</text:p>
          </table:table-cell>
        </table:table-row>
        <table:table-row table:style-name="ro1">
          <table:table-cell table:formula="of:=[$Calculate.$A$29]" office:value-type="float" office:value="75">
            <text:p>75</text:p>
          </table:table-cell>
          <table:table-cell table:formula="of:=[$Calculate.$C$29]" office:value-type="float" office:value="263">
            <text:p>263</text:p>
          </table:table-cell>
        </table:table-row>
        <table:table-row table:style-name="ro1">
          <table:table-cell table:formula="of:=[$Calculate.$A$30]" office:value-type="float" office:value="80">
            <text:p>80</text:p>
          </table:table-cell>
          <table:table-cell table:formula="of:=[$Calculate.$C$30]" office:value-type="float" office:value="226">
            <text:p>226</text:p>
          </table:table-cell>
        </table:table-row>
        <table:table-row table:style-name="ro1">
          <table:table-cell table:formula="of:=[$Calculate.$A$31]" office:value-type="float" office:value="85">
            <text:p>85</text:p>
          </table:table-cell>
          <table:table-cell table:formula="of:=[$Calculate.$C$31]" office:value-type="float" office:value="195">
            <text:p>195</text:p>
          </table:table-cell>
        </table:table-row>
        <table:table-row table:style-name="ro1">
          <table:table-cell table:formula="of:=[$Calculate.$A$32]" office:value-type="float" office:value="90">
            <text:p>90</text:p>
          </table:table-cell>
          <table:table-cell table:formula="of:=[$Calculate.$C$32]" office:value-type="float" office:value="169">
            <text:p>169</text:p>
          </table:table-cell>
        </table:table-row>
        <table:table-row table:style-name="ro1">
          <table:table-cell table:formula="of:=[$Calculate.$A$33]" office:value-type="float" office:value="95">
            <text:p>95</text:p>
          </table:table-cell>
          <table:table-cell table:formula="of:=[$Calculate.$C$33]" office:value-type="float" office:value="147">
            <text:p>147</text:p>
          </table:table-cell>
        </table:table-row>
        <table:table-row table:style-name="ro1">
          <table:table-cell table:formula="of:=[$Calculate.$A$34]" office:value-type="float" office:value="100">
            <text:p>100</text:p>
          </table:table-cell>
          <table:table-cell table:formula="of:=[$Calculate.$C$34]" office:value-type="float" office:value="128">
            <text:p>128</text:p>
          </table:table-cell>
        </table:table-row>
        <table:table-row table:style-name="ro1">
          <table:table-cell table:formula="of:=[$Calculate.$A$35]" office:value-type="float" office:value="105">
            <text:p>105</text:p>
          </table:table-cell>
          <table:table-cell table:formula="of:=[$Calculate.$C$35]" office:value-type="float" office:value="113">
            <text:p>113</text:p>
          </table:table-cell>
        </table:table-row>
        <table:table-row table:style-name="ro1">
          <table:table-cell table:formula="of:=[$Calculate.$A$36]" office:value-type="float" office:value="110">
            <text:p>110</text:p>
          </table:table-cell>
          <table:table-cell table:formula="of:=[$Calculate.$C$36]" office:value-type="float" office:value="99">
            <text:p>99</text:p>
          </table:table-cell>
        </table:table-row>
        <table:table-row table:style-name="ro1">
          <table:table-cell table:formula="of:=[$Calculate.$A$37]" office:value-type="float" office:value="115">
            <text:p>115</text:p>
          </table:table-cell>
          <table:table-cell table:formula="of:=[$Calculate.$C$37]" office:value-type="float" office:value="87">
            <text:p>87</text:p>
          </table:table-cell>
        </table:table-row>
        <table:table-row table:style-name="ro1">
          <table:table-cell table:formula="of:=[$Calculate.$A$38]" office:value-type="float" office:value="120">
            <text:p>120</text:p>
          </table:table-cell>
          <table:table-cell table:formula="of:=[$Calculate.$C$38]" office:value-type="float" office:value="77">
            <text:p>77</text:p>
          </table:table-cell>
        </table:table-row>
        <table:table-row table:style-name="ro1">
          <table:table-cell table:formula="of:=[$Calculate.$A$39]" office:value-type="float" office:value="125">
            <text:p>125</text:p>
          </table:table-cell>
          <table:table-cell table:formula="of:=[$Calculate.$C$39]" office:value-type="float" office:value="68">
            <text:p>68</text:p>
          </table:table-cell>
        </table:table-row>
        <table:table-row table:style-name="ro1">
          <table:table-cell table:formula="of:=[$Calculate.$A$40]" office:value-type="float" office:value="130">
            <text:p>130</text:p>
          </table:table-cell>
          <table:table-cell table:formula="of:=[$Calculate.$C$40]" office:value-type="float" office:value="61">
            <text:p>61</text:p>
          </table:table-cell>
        </table:table-row>
        <table:table-row table:style-name="ro1">
          <table:table-cell table:formula="of:=[$Calculate.$A$41]" office:value-type="float" office:value="135">
            <text:p>135</text:p>
          </table:table-cell>
          <table:table-cell table:formula="of:=[$Calculate.$C$41]" office:value-type="float" office:value="54">
            <text:p>54</text:p>
          </table:table-cell>
        </table:table-row>
        <table:table-row table:style-name="ro1">
          <table:table-cell table:formula="of:=[$Calculate.$A$42]" office:value-type="float" office:value="140">
            <text:p>140</text:p>
          </table:table-cell>
          <table:table-cell table:formula="of:=[$Calculate.$C$42]" office:value-type="float" office:value="48">
            <text:p>48</text:p>
          </table:table-cell>
        </table:table-row>
        <table:table-row table:style-name="ro1">
          <table:table-cell table:formula="of:=[$Calculate.$A$43]" office:value-type="float" office:value="145">
            <text:p>145</text:p>
          </table:table-cell>
          <table:table-cell table:formula="of:=[$Calculate.$C$43]" office:value-type="float" office:value="43">
            <text:p>43</text:p>
          </table:table-cell>
        </table:table-row>
        <table:table-row table:style-name="ro1">
          <table:table-cell table:formula="of:=[$Calculate.$A$44]" office:value-type="float" office:value="150">
            <text:p>150</text:p>
          </table:table-cell>
          <table:table-cell table:formula="of:=[$Calculate.$C$44]" office:value-type="float" office:value="39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2T12:02:59</dc:date>
    <dc:creator>Pascal Jean</dc:creator>
    <meta:generator>LibreOffice/4.0.4.2$Linux_X86_64 LibreOffice_project/400m0$Build-2</meta:generator>
    <meta:editing-duration>P0D</meta:editing-duration>
    <meta:editing-cycles>1</meta:editing-cycles>
    <meta:document-statistic meta:table-count="2" meta:cell-count="215" meta:object-count="0"/>
  </office:meta>
</office:document-meta>
</file>